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aart(Mariin,Aigar):</text:p>
      <text:p text:style-name="Standard"/>
      <text:p text:style-name="Standard">def kaart_xy &gt;&gt;&gt;&gt;&gt;&gt;&gt;&gt;</text:p>
      <text:p text:style-name="Standard"/>
      <text:p text:style-name="Standard">def kaart_yx</text:p>
      <text:p text:style-name="Standard"/>
      <text:p text:style-name="Standard">def kaart_print():</text:p>
      <text:p text:style-name="Standard"/>
      <text:p text:style-name="Standard"/>
      <text:p text:style-name="Standard"/>
      <text:p text:style-name="Standard">Elukad(Rait,Art):</text:p>
      <text:p text:style-name="Standard"/>
      <text:p text:style-name="Standard">def elukas_print():</text:p>
      <text:p text:style-name="Standard"/>
      <text:p text:style-name="Standard">def elukas_samm():</text:p>
      <text:p text:style-name="Standard"/>
      <text:p text:style-name="Standard"/>
      <text:p text:style-name="Standard"/>
      <text:p text:style-name="Standard">Mängija(Jasper,Arti,Aulis,Egert):</text:p>
      <text:p text:style-name="Standard"/>
      <text:p text:style-name="Standard">def mängija_print():</text:p>
      <text:p text:style-name="Standard"/>
      <text:p text:style-name="Standard">def mängija_samm():</text:p>
      <text:p text:style-name="Standard"/>
      <text:p text:style-name="Standard"/>
      <text:p text:style-name="Standard">Juhtimine:</text:p>
      <text:p text:style-name="Standard">repo+ligipääsud</text:p>
      <text:p text:style-name="Standard">main()</text:p>
      <text:p text:style-name="Standard"/>
      <text:p text:style-name="Standard">Kaart_pri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1:50:51</meta:creation-date>
    <dc:date>2013-10-24T10:01:13</dc:date>
    <meta:editing-duration>PT4M58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4" meta:word-count="22" meta:character-count="240" meta:non-whitespace-character-count="231"/>
  </office:meta>
</office:document-meta>
</file>